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91000000914678C2403C364D1E.png" manifest:media-type="image/png"/>
  <manifest:file-entry manifest:full-path="Pictures/1000000000000051000000504717A616EC4A82EE.png" manifest:media-type="image/png"/>
  <manifest:file-entry manifest:full-path="Pictures/1000000000000051000000509951CA0656EADC7B.png" manifest:media-type="image/png"/>
  <manifest:file-entry manifest:full-path="Pictures/1000000000000076000000766C83F2249AF05AD0.png" manifest:media-type="image/png"/>
  <manifest:file-entry manifest:full-path="Pictures/1000020100000014000000140168BDC984F3AC8D.png" manifest:media-type="image/png"/>
  <manifest:file-entry manifest:full-path="Pictures/100000000000005100000050BDE082BA4979D782.png" manifest:media-type="image/png"/>
  <manifest:file-entry manifest:full-path="Pictures/10000000000003CC000002016A491561EF1C9781.png" manifest:media-type="image/png"/>
  <manifest:file-entry manifest:full-path="Pictures/1000000000000050000000501213534260C4DC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5.717cm" svg:height="13.572cm" svg:x="1.142cm" svg:y="0.8cm">
          <draw:image xlink:href="Pictures/10000000000003CC000002016A491561EF1C9781.png" xlink:type="simple" xlink:show="embed" xlink:actuate="onLoad">
            <text:p/>
          </draw:image>
        </draw:frame>
        <draw:frame draw:style-name="gr1" draw:text-style-name="P1" draw:layer="layout" svg:width="2.142cm" svg:height="2.116cm" svg:x="12.258cm" svg:y="4.8cm">
          <draw:image xlink:href="Pictures/1000000000000051000000504717A616EC4A82EE.png" xlink:type="simple" xlink:show="embed" xlink:actuate="onLoad">
            <text:p/>
          </draw:image>
        </draw:frame>
        <draw:line draw:style-name="gr2" draw:text-style-name="P2" draw:layer="layout" svg:x1="9.6cm" svg:y1="7.4cm" svg:x2="12.2cm" svg:y2="6.4cm">
          <text:p/>
        </draw:line>
        <draw:line draw:style-name="gr2" draw:text-style-name="P2" draw:layer="layout" svg:x1="9.6cm" svg:y1="7.8cm" svg:x2="15.166cm" svg:y2="8.219cm">
          <text:p/>
        </draw:line>
        <draw:frame draw:style-name="gr1" draw:text-style-name="P1" draw:layer="layout" svg:width="2.142cm" svg:height="2.116cm" svg:x="15.4cm" svg:y="6.8cm">
          <draw:image xlink:href="Pictures/1000000000000051000000509951CA0656EADC7B.png" xlink:type="simple" xlink:show="embed" xlink:actuate="onLoad">
            <text:p/>
          </draw:image>
        </draw:frame>
        <draw:frame draw:style-name="gr1" draw:text-style-name="P1" draw:layer="layout" svg:width="3.121cm" svg:height="3.121cm" svg:x="19cm" svg:y="4.279cm">
          <draw:image xlink:href="Pictures/1000000000000076000000766C83F2249AF05AD0.png" xlink:type="simple" xlink:show="embed" xlink:actuate="onLoad">
            <text:p/>
          </draw:image>
        </draw:frame>
        <draw:line draw:style-name="gr2" draw:text-style-name="P2" draw:layer="layout" svg:x1="9.6cm" svg:y1="8.8cm" svg:x2="18.6cm" svg:y2="5.6cm">
          <text:p/>
        </draw:line>
        <draw:frame draw:style-name="gr1" draw:text-style-name="P1" draw:layer="layout" svg:width="0.528cm" svg:height="0.528cm" svg:x="13.8cm" svg:y="6.4cm">
          <draw:image xlink:href="Pictures/1000020100000014000000140168BDC984F3AC8D.png" xlink:type="simple" xlink:show="embed" xlink:actuate="onLoad">
            <text:p/>
          </draw:image>
        </draw:frame>
        <draw:frame draw:style-name="gr1" draw:text-style-name="P1" draw:layer="layout" svg:width="0.528cm" svg:height="0.528cm" svg:x="17cm" svg:y="8.388cm">
          <draw:image xlink:href="Pictures/1000020100000014000000140168BDC984F3AC8D.png" xlink:type="simple" xlink:show="embed" xlink:actuate="onLoad">
            <text:p/>
          </draw:image>
        </draw:frame>
        <draw:frame draw:style-name="gr1" draw:text-style-name="P1" draw:layer="layout" svg:width="0.528cm" svg:height="0.528cm" svg:x="21.593cm" svg:y="6.8cm">
          <draw:image xlink:href="Pictures/1000020100000014000000140168BDC984F3AC8D.png" xlink:type="simple" xlink:show="embed" xlink:actuate="onLoad">
            <text:p/>
          </draw:image>
        </draw:frame>
        <draw:frame draw:style-name="gr1" draw:text-style-name="P1" draw:layer="layout" svg:width="2.116cm" svg:height="2.116cm" svg:x="12.58cm" svg:y="9.4cm">
          <draw:image xlink:href="Pictures/1000000000000050000000501213534260C4DCF3.png" xlink:type="simple" xlink:show="embed" xlink:actuate="onLoad">
            <text:p/>
          </draw:image>
        </draw:frame>
        <draw:frame draw:style-name="gr1" draw:text-style-name="P1" draw:layer="layout" svg:width="2.142cm" svg:height="2.116cm" svg:x="16.058cm" svg:y="11.2cm">
          <draw:image xlink:href="Pictures/100000000000005100000050BDE082BA4979D782.png" xlink:type="simple" xlink:show="embed" xlink:actuate="onLoad">
            <text:p/>
          </draw:image>
        </draw:frame>
        <draw:frame draw:style-name="gr1" draw:text-style-name="P1" draw:layer="layout" svg:width="0.53cm" svg:height="0.53cm" svg:x="14.166cm" svg:y="10.986cm">
          <draw:image xlink:href="Pictures/1000020100000091000000914678C2403C364D1E.png" xlink:type="simple" xlink:show="embed" xlink:actuate="onLoad">
            <text:p/>
          </draw:image>
        </draw:frame>
        <draw:frame draw:style-name="gr1" draw:text-style-name="P1" draw:layer="layout" svg:width="0.53cm" svg:height="0.53cm" svg:x="17.67cm" svg:y="12.786cm">
          <draw:image xlink:href="Pictures/1000020100000091000000914678C2403C364D1E.png" xlink:type="simple" xlink:show="embed" xlink:actuate="onLoad">
            <text:p/>
          </draw:image>
        </draw:frame>
        <draw:line draw:style-name="gr2" draw:text-style-name="P2" draw:layer="layout" svg:x1="9.4cm" svg:y1="9.6cm" svg:x2="12.58cm" svg:y2="10.4cm">
          <text:p/>
        </draw:line>
        <draw:line draw:style-name="gr2" draw:text-style-name="P2" draw:layer="layout" svg:x1="9.4cm" svg:y1="10.6cm" svg:x2="16.058cm" svg:y2="12.6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ssenKhodja </meta:initial-creator>
    <meta:creation-date>2019-05-16T14:50:22.806178466</meta:creation-date>
    <dc:date>2019-05-16T18:27:19.034783879</dc:date>
    <dc:creator>HassenKhodja </dc:creator>
    <meta:editing-duration>PT2H35M55S</meta:editing-duration>
    <meta:editing-cycles>1</meta:editing-cycles>
    <meta:document-statistic meta:object-count="39"/>
    <meta:generator>LibreOffice/6.0.7.3$Linux_X86_64 LibreOffice_project/00m0$Build-3</meta:generator>
  </office:meta>
</office:document-meta>
</file>